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19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2018 IBM PhD Fellowship Award awarde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018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Fan Zhang</dc:creator>
    <dc:date>2018-03-31T00:31:10Z</dc:date>
    <meta:editing-cycles>123</meta:editing-cycles>
    <meta:editing-duration>PT10274S</meta:editing-duration>
  </office:meta>
</office:document-meta>
</file>